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 Anonima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7:44:39.597672276</meta:creation-date>
    <dc:date>2022-10-06T07:46:31.081859843</dc:date>
    <meta:editing-duration>PT1M54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7.3.6.2$Linux_X86_64 LibreOffice_project/30$Build-2</meta:generator>
  </office:meta>
</office:document-meta>
</file>